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4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default-cell-style-name="ce84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 office:value-type="string" calcext:value-type="string">
            <text:p>Prefixes</text:p>
          </table:table-cell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83" office:value-type="string" calcext:value-type="string">
            <text:p>---------SSSSSSSSL------</text:p>
          </table:table-cell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3" office:value-type="string" calcext:value-type="string">
            <text:p>-------LLL--------------</text:p>
          </table:table-cell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72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64" office:value-type="string" calcext:value-type="string">
            <text:p>---------SSS------------</text:p>
          </table:table-cell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6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72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 table:number-columns-repeated="2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 table:number-columns-repeated="2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8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 table:number-columns-repeated="2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SSSSSSLSSSSSLLLL</text:p>
          </table:table-cell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3" office:value-type="string" calcext:value-type="string">
            <text:p>---------S----S---------</text:p>
          </table:table-cell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3" office:value-type="string" calcext:value-type="string">
            <text:p>---------S--------------</text:p>
          </table:table-cell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3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3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LLSSLSSSSSSSSSSSLLLL</text:p>
          </table:table-cell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ohm [ <text:span text:style-name="T1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2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2">Ω ] = [ s ] / [ F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2">Ω ] = [ W ] / [ A2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1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LLLLLLLLLLLLSSLLLL</text:p>
          </table:table-cell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LLLLLL</text:p>
          </table:table-cell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2">Ω ] * [ s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2">Ω ] / [ Hz ]</text:span>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table:number-columns-repeated="2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kg/s ] = [ W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ohm meter [ <text:span text:style-name="T1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//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[ 1 ] / [ m ]</text:p>
          </table:table-cell>
          <table:table-cell table:style-name="ce73" office:value-type="string" calcext:value-type="string">
            <text:p>reciprocal %smeter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lanck’s costant [ J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/>
        </table:table-row>
        <table:table-row table:style-name="ro4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4" table:number-rows-repeated="10481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17:28:32.520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1T17:28:53.115000000</dc:date>
    <meta:editing-duration>P3DT20H36M53S</meta:editing-duration>
    <meta:editing-cycles>3023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42" meta:object-count="0"/>
  </office:meta>
</office:document-meta>
</file>